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entity-engine-xml&gt;</text:p>
      <text:p text:style-name="Standard"/>
      <text:p text:style-name="Standard"/>
      <text:p text:style-name="Standard">&lt;ProdCatalog prodCatalogId="Shoes Catalog"/&gt;</text:p>
      <text:p text:style-name="Standard"/>
      <text:p text:style-name="Standard">&lt;ProductCategory productCategoryId="Men" productCategoryTypeId="CATALOG_CATEGORY"/&gt;</text:p>
      <text:p text:style-name="Standard">&lt;ProductCategory productCategoryId="Women" productCategoryTypeId="CATALOG_CATEGORY"/&gt;</text:p>
      <text:p text:style-name="Standard">&lt;ProductCategory productCategoryId="Children" productCategoryTypeId="CATALOG_CATEGORY"/&gt;</text:p>
      <text:p text:style-name="Standard">&lt;ProductCategory productCategoryId="Promotion" productCategoryTypeId="CATALOG_CATEGORY"/&gt; </text:p>
      <text:p text:style-name="Standard"/>
      <text:p text:style-name="Standard"/>
      <text:p text:style-name="Standard">&lt;ProdCatalogCategory prodCatalogId="Shoes Catalog" productCategoryId="Men" prodCatalogCategoryTypeId="PCCT_BROWSE_ROOT" fromDate="2025-03-12 00:00:00.000"/&gt;</text:p>
      <text:p text:style-name="Standard"/>
      <text:p text:style-name="Standard">&lt;ProdCatalogCategory prodCatalogId="Shoes Catalog" productCategoryId="Women" prodCatalogCategoryTypeId="PCCT_BROWSE_ROOT" fromDate="2025-03-12 00:00:00.000"/&gt;</text:p>
      <text:p text:style-name="Standard"/>
      <text:p text:style-name="Standard">&lt;ProdCatalogCategory prodCatalogId="Shoes Catalog" productCategoryId="Children" prodCatalogCategoryTypeId="PCCT_BROWSE_ROOT" fromDate="2025-03-12 00:00:00.000"/&gt;</text:p>
      <text:p text:style-name="Standard"/>
      <text:p text:style-name="Standard">&lt;ProdCatalogCategory prodCatalogId="Shoes Catalog" productCategoryId="Promotion" prodCatalogCategoryTypeId="PCCT_PROMOTIONS" fromDate="2025-03-12 00:00:00.000"/&gt;</text:p>
      <text:p text:style-name="Standard"/>
      <text:p text:style-name="Standard">&lt;/entity-engine-xml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entity-engine-xml&gt;</text:p>
      <text:p text:style-name="Standard"/>
      <text:p text:style-name="Standard">&lt;ProductFeature productFeatureId="SIZE_7" productFeatureTypeId="SIZE" description="7"/&gt;</text:p>
      <text:p text:style-name="Standard">&lt;ProductFeature productFeatureId="SIZE_8" productFeatureTypeId="SIZE" description="8"/&gt;</text:p>
      <text:p text:style-name="Standard">&lt;ProductFeature productFeatureId="SIZE_9" productFeatureTypeId="SIZE" description="9"/&gt;</text:p>
      <text:p text:style-name="Standard">&lt;ProductFeature productFeatureId="SIZE_10" productFeatureTypeId="SIZE" description="10"/&gt;</text:p>
      <text:p text:style-name="Standard">&lt;ProductFeature productFeatureId="SIZE_11" productFeatureTypeId="SIZE" description="11"/&gt;</text:p>
      <text:p text:style-name="Standard"/>
      <text:p text:style-name="Standard">&lt;ProductFeature productFeatureId="COLOR_RED" productFeatureTypeId="COLOR" description="RED"/&gt;</text:p>
      <text:p text:style-name="Standard">&lt;ProductFeature productFeatureId="COLOR_BLACK" productFeatureTypeId="COLOR" description="BLACK"/&gt;</text:p>
      <text:p text:style-name="Standard">&lt;ProductFeature productFeatureId="COLOR_BROWN" productFeatureTypeId="COLOR" description="BROWN"/&gt;</text:p>
      <text:p text:style-name="Standard">&lt;ProductFeature productFeatureId="COLOR_WHITE" productFeatureTypeId="COLOR" description="WHITE"/&gt;</text:p>
      <text:p text:style-name="Standard"/>
      <text:p text:style-name="Standard"><text:soft-page-break/>&lt;Product productId="MS-1"/&gt;</text:p>
      <text:p text:style-name="Standard">&lt;Product productId="MS-2"/&gt;</text:p>
      <text:p text:style-name="Standard">&lt;Product productId="MF-1"/&gt;</text:p>
      <text:p text:style-name="Standard">&lt;Product productId="MF-2"/&gt;</text:p>
      <text:p text:style-name="Standard">&lt;Product productId="MP-1"/&gt;</text:p>
      <text:p text:style-name="Standard">&lt;Product productId="MP-2"/&gt;</text:p>
      <text:p text:style-name="Standard">&lt;Product productId="WS-1"/&gt;</text:p>
      <text:p text:style-name="Standard">&lt;Product productId="WS-2"/&gt;</text:p>
      <text:p text:style-name="Standard">&lt;Product productId="WF-1"/&gt;</text:p>
      <text:p text:style-name="Standard">&lt;Product productId="WF-2"/&gt;</text:p>
      <text:p text:style-name="Standard">&lt;Product productId="WP-1"/&gt;</text:p>
      <text:p text:style-name="Standard">&lt;Product productId="WP-2"/&gt;</text:p>
      <text:p text:style-name="Standard"/>
      <text:p text:style-name="Standard"/>
      <text:p text:style-name="Standard">&lt;ProductFeatureAppl productId="MS-1" productFeatureId="COLOR_WHITE" fromDate="2025-03-04 00:00:00.000"/&gt;</text:p>
      <text:p text:style-name="Standard">&lt;ProductFeatureAppl productId="MS-1" productFeatureId="COLOR_BROWN" fromDate="2025-03-04 00:00:00.000"/&gt;</text:p>
      <text:p text:style-name="Standard">&lt;ProductFeatureAppl productId="MS-1" productFeatureId="SIZE_7" fromDate="2025-03-04 00:00:00.000"/&gt;</text:p>
      <text:p text:style-name="Standard">&lt;ProductFeatureAppl productId="MS-1" productFeatureId="SIZE_8" fromDate="2025-03-04 00:00:00.000"/&gt;</text:p>
      <text:p text:style-name="Standard">&lt;ProductFeatureAppl productId="MS-1" productFeatureId="SIZE_9" fromDate="2025-03-04 00:00:00.000"/&gt;</text:p>
      <text:p text:style-name="Standard">&lt;ProductFeatureAppl productId="MS-1" productFeatureId="SIZE_10" fromDate="2025-03-04 00:00:00.000"/&gt;</text:p>
      <text:p text:style-name="Standard"/>
      <text:p text:style-name="Standard">&lt;ProductFeatureAppl productId="MS-2" productFeatureId="COLOR_RED" fromDate="2025-03-04 00:00:00.000"/&gt;</text:p>
      <text:p text:style-name="Standard">&lt;ProductFeatureAppl productId="MS-2" productFeatureId="COLOR_BLACK" fromDate="2025-03-04 00:00:00.000"/&gt;</text:p>
      <text:p text:style-name="Standard">&lt;ProductFeatureAppl productId="MS-2" productFeatureId="SIZE_7" fromDate="2025-03-04 00:00:00.000"/&gt;</text:p>
      <text:p text:style-name="Standard">&lt;ProductFeatureAppl productId="MS-2" productFeatureId="SIZE_10" fromDate="2025-03-04 00:00:00.000"/&gt;</text:p>
      <text:p text:style-name="Standard"/>
      <text:p text:style-name="Standard">&lt;ProductFeatureAppl productId="MF-1" productFeatureId="COLOR_RED" fromDate="2025-03-04 00:00:00.000"/&gt;</text:p>
      <text:p text:style-name="Standard">&lt;ProductFeatureAppl productId="MF-1" productFeatureId="COLOR_BLACK" fromDate="2025-03-04 00:00:00.000"/&gt;</text:p>
      <text:p text:style-name="Standard">&lt;ProductFeatureAppl productId="MF-1" productFeatureId="SIZE_7" fromDate="2025-03-04 00:00:00.000"/&gt;</text:p>
      <text:p text:style-name="Standard">&lt;ProductFeatureAppl productId="MF-1" productFeatureId="SIZE_10" fromDate="2025-03-04 00:00:00.000"/&gt;</text:p>
      <text:p text:style-name="Standard"/>
      <text:p text:style-name="Standard">&lt;ProductFeatureAppl productId="MF-2" productFeatureId="COLOR_WHITE" fromDate="2025-03-04 00:00:00.000"/&gt;</text:p>
      <text:p text:style-name="Standard">&lt;ProductFeatureAppl productId="MF-2" productFeatureId="COLOR_BROWN" fromDate="2025-03-04 00:00:00.000"/&gt;</text:p>
      <text:p text:style-name="Standard">&lt;ProductFeatureAppl productId="MF-2" productFeatureId="SIZE_7" fromDate="2025-03-04 00:00:00.000"/&gt;</text:p>
      <text:p text:style-name="Standard"><text:soft-page-break/>&lt;ProductFeatureAppl productId="MF-2" productFeatureId="SIZE_10" fromDate="2025-03-04 00:00:00.000"/&gt;</text:p>
      <text:p text:style-name="Standard">&lt;ProductFeatureAppl productId="MF-2" productFeatureId="SIZE_8" fromDate="2025-03-04 00:00:00.000"/&gt;</text:p>
      <text:p text:style-name="Standard">&lt;ProductFeatureAppl productId="MF-2" productFeatureId="SIZE_9" fromDate="2025-03-04 00:00:00.000"/&gt;</text:p>
      <text:p text:style-name="Standard"/>
      <text:p text:style-name="Standard">&lt;ProductFeatureAppl productId="MP-1" productFeatureId="COLOR_WHITE" fromDate="2025-03-04 00:00:00.000"/&gt;</text:p>
      <text:p text:style-name="Standard">&lt;ProductFeatureAppl productId="MP-1" productFeatureId="COLOR_BROWN" fromDate="2025-03-04 00:00:00.000"/&gt;</text:p>
      <text:p text:style-name="Standard">&lt;ProductFeatureAppl productId="MP-1" productFeatureId="SIZE_7" fromDate="2025-03-04 00:00:00.000"/&gt;</text:p>
      <text:p text:style-name="Standard">&lt;ProductFeatureAppl productId="MP-1" productFeatureId="SIZE_10" fromDate="2025-03-04 00:00:00.000"/&gt;</text:p>
      <text:p text:style-name="Standard">&lt;ProductFeatureAppl productId="MP-1" productFeatureId="SIZE_8" fromDate="2025-03-04 00:00:00.000"/&gt;</text:p>
      <text:p text:style-name="Standard">&lt;ProductFeatureAppl productId="MP-1" productFeatureId="SIZE_9" fromDate="2025-03-04 00:00:00.000"/&gt;</text:p>
      <text:p text:style-name="Standard"/>
      <text:p text:style-name="Standard"/>
      <text:p text:style-name="Standard"/>
      <text:p text:style-name="Standard">&lt;ProductFeatureAppl productId="MP-2" productFeatureId="COLOR_RED" fromDate="2025-03-04 00:00:00.000"/&gt;</text:p>
      <text:p text:style-name="Standard">&lt;ProductFeatureAppl productId="MP-2" productFeatureId="COLOR_BLACK" fromDate="2025-03-04 00:00:00.000"/&gt;</text:p>
      <text:p text:style-name="Standard">&lt;ProductFeatureAppl productId="MP-2" productFeatureId="SIZE_7" fromDate="2025-03-04 00:00:00.000"/&gt;</text:p>
      <text:p text:style-name="Standard">&lt;ProductFeatureAppl productId="MP-2" productFeatureId="SIZE_10" fromDate="2025-03-04 00:00:00.000"/&gt;</text:p>
      <text:p text:style-name="Standard">&lt;ProductFeatureAppl productId="MP-2" productFeatureId="SIZE_8" fromDate="2025-03-04 00:00:00.000"/&gt;</text:p>
      <text:p text:style-name="Standard">&lt;ProductFeatureAppl productId="MP-2" productFeatureId="SIZE_9" fromDate="2025-03-04 00:00:00.000"/&gt;</text:p>
      <text:p text:style-name="Standard"/>
      <text:p text:style-name="Standard"/>
      <text:p text:style-name="Standard"/>
      <text:p text:style-name="Standard">&lt;ProductFeatureAppl productId="WS-1" productFeatureId="COLOR_WHITE" fromDate="2025-03-04 00:00:00.000"/&gt;</text:p>
      <text:p text:style-name="Standard">&lt;ProductFeatureAppl productId="WS-1" productFeatureId="COLOR_BROWN" fromDate="2025-03-04 00:00:00.000"/&gt;</text:p>
      <text:p text:style-name="Standard">&lt;ProductFeatureAppl productId="WS-1" productFeatureId="SIZE_7" fromDate="2025-03-04 00:00:00.000"/&gt;</text:p>
      <text:p text:style-name="Standard">&lt;ProductFeatureAppl productId="WS-1" productFeatureId="SIZE_8" fromDate="2025-03-04 00:00:00.000"/&gt;</text:p>
      <text:p text:style-name="Standard">&lt;ProductFeatureAppl productId="WS-1" productFeatureId="SIZE_9" fromDate="2025-03-04 00:00:00.000"/&gt;</text:p>
      <text:p text:style-name="Standard"/>
      <text:p text:style-name="Standard"/>
      <text:p text:style-name="Standard"/>
      <text:p text:style-name="Standard">&lt;ProductFeatureAppl productId="WS-2" productFeatureId="COLOR_RED" fromDate="2025-03-04 00:00:00.000"/&gt;</text:p>
      <text:p text:style-name="Standard"><text:soft-page-break/>&lt;ProductFeatureAppl productId="WS-2" productFeatureId="COLOR_BLACK" fromDate="2025-03-04 00:00:00.000"/&gt;</text:p>
      <text:p text:style-name="Standard">&lt;ProductFeatureAppl productId="WS-2" productFeatureId="SIZE_7" fromDate="2025-03-04 00:00:00.000"/&gt;</text:p>
      <text:p text:style-name="Standard">&lt;ProductFeatureAppl productId="WS-2" productFeatureId="SIZE_8" fromDate="2025-03-04 00:00:00.000"/&gt;</text:p>
      <text:p text:style-name="Standard"/>
      <text:p text:style-name="Standard"/>
      <text:p text:style-name="Standard">&lt;ProductFeatureAppl productId="WF-1" productFeatureId="COLOR_WHITE" fromDate="2025-03-04 00:00:00.000"/&gt;</text:p>
      <text:p text:style-name="Standard">&lt;ProductFeatureAppl productId="WF-1" productFeatureId="COLOR_BROWN" fromDate="2025-03-04 00:00:00.000"/&gt;</text:p>
      <text:p text:style-name="Standard">&lt;ProductFeatureAppl productId="WF-1" productFeatureId="SIZE_7" fromDate="2025-03-04 00:00:00.000"/&gt;</text:p>
      <text:p text:style-name="Standard">&lt;ProductFeatureAppl productId="WF-1" productFeatureId="SIZE_8" fromDate="2025-03-04 00:00:00.000"/&gt;</text:p>
      <text:p text:style-name="Standard">&lt;ProductFeatureAppl productId="WF-1" productFeatureId="SIZE_9" fromDate="2025-03-04 00:00:00.000"/&gt;</text:p>
      <text:p text:style-name="Standard"/>
      <text:p text:style-name="Standard"/>
      <text:p text:style-name="Standard"/>
      <text:p text:style-name="Standard">&lt;ProductFeatureAppl productId="WF-2" productFeatureId="COLOR_RED" fromDate="2025-03-04 00:00:00.000"/&gt;</text:p>
      <text:p text:style-name="Standard">&lt;ProductFeatureAppl productId="WF-2" productFeatureId="COLOR_BLACK" fromDate="2025-03-04 00:00:00.000"/&gt;</text:p>
      <text:p text:style-name="Standard">&lt;ProductFeatureAppl productId="WF-2" productFeatureId="SIZE_7" fromDate="2025-03-04 00:00:00.000"/&gt;</text:p>
      <text:p text:style-name="Standard">&lt;ProductFeatureAppl productId="WF-2" productFeatureId="SIZE_8" fromDate="2025-03-04 00:00:00.000"/&gt;</text:p>
      <text:p text:style-name="Standard">&lt;ProductFeatureAppl productId="WF-2" productFeatureId="SIZE_9" fromDate="2025-03-04 00:00:00.000"/&gt;</text:p>
      <text:p text:style-name="Standard"/>
      <text:p text:style-name="Standard"/>
      <text:p text:style-name="Standard">&lt;ProductFeatureAppl productId="WP-1" productFeatureId="COLOR_WHITE" fromDate="2025-03-04 00:00:00.000"/&gt;</text:p>
      <text:p text:style-name="Standard">&lt;ProductFeatureAppl productId="WP-1" productFeatureId="COLOR_BROWN" fromDate="2025-03-04 00:00:00.000"/&gt;</text:p>
      <text:p text:style-name="Standard">&lt;ProductFeatureAppl productId="WP-1" productFeatureId="SIZE_7" fromDate="2025-03-04 00:00:00.000"/&gt;</text:p>
      <text:p text:style-name="Standard">&lt;ProductFeatureAppl productId="WP-1" productFeatureId="SIZE_8" fromDate="2025-03-04 00:00:00.000"/&gt;</text:p>
      <text:p text:style-name="Standard"/>
      <text:p text:style-name="Standard"/>
      <text:p text:style-name="Standard">&lt;ProductFeatureAppl productId="WP-2" productFeatureId="COLOR_RED" fromDate="2025-03-04 00:00:00.000"/&gt;</text:p>
      <text:p text:style-name="Standard">&lt;ProductFeatureAppl productId="WP-2" productFeatureId="COLOR_BLACK" fromDate="2025-03-04 00:00:00.000"/&gt;</text:p>
      <text:p text:style-name="Standard">&lt;ProductFeatureAppl productId="WP-2" productFeatureId="SIZE_7" fromDate="2025-03-04 00:00:00.000"/&gt;</text:p>
      <text:p text:style-name="Standard">&lt;ProductFeatureAppl productId="WP-2" productFeatureId="SIZE_8" fromDate="2025-03-04 00:00:00.000"/&gt;</text:p>
      <text:p text:style-name="Standard"/>
      <text:p text:style-name="Standard"><text:soft-page-break/></text:p>
      <text:p text:style-name="Standard"/>
      <text:p text:style-name="Standard">&lt;/entity-engine-xml&gt;</text:p>
      <text:p text:style-name="Standard"/>
      <text:p text:style-name="Standard"/>
      <text:p text:style-name="Standard">&lt;entity-engine-xml&gt;</text:p>
      <text:p text:style-name="Standard"/>
      <text:p text:style-name="Standard">&lt;ProductCategoryMember productCategoryId="Promotion" productId="MS-1" fromDate="2025-09-05 00:00:00.000"/&gt;</text:p>
      <text:p text:style-name="Standard">&lt;ProductCategoryMember productCategoryId="Promotion" productId="MF-2" fromDate="2025-09-05 00:00:00.000"/&gt;</text:p>
      <text:p text:style-name="Standard">&lt;ProductCategoryMember productCategoryId="Promotion" productId="MP-1" fromDate="2025-09-05 00:00:00.000"/&gt;</text:p>
      <text:p text:style-name="Standard">&lt;ProductCategoryMember productCategoryId="Promotion" productId="WS-1" fromDate="2025-09-05 00:00:00.000"/&gt;</text:p>
      <text:p text:style-name="Standard">&lt;ProductCategoryMember productCategoryId="Promotion" productId="WF-1" fromDate="2025-09-05 00:00:00.000"/&gt;</text:p>
      <text:p text:style-name="Standard">&lt;ProductCategoryMember productCategoryId="Promotion" productId="WP-1" fromDate="2025-09-05 00:00:00.000"/&gt;</text:p>
      <text:p text:style-name="Standard"/>
      <text:p text:style-name="Standard"/>
      <text:p text:style-name="Standard">&lt;/entity-engine-x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11:48:07.000792991</meta:creation-date>
    <dc:date>2025-04-18T12:23:00.287765767</dc:date>
    <meta:editing-duration>PT4M33S</meta:editing-duration>
    <meta:editing-cycles>1</meta:editing-cycles>
    <meta:document-statistic meta:table-count="0" meta:image-count="0" meta:object-count="0" meta:page-count="5" meta:paragraph-count="101" meta:word-count="434" meta:character-count="8881" meta:non-whitespace-character-count="8547"/>
    <meta:generator>LibreOffice/7.3.7.2$Linux_X86_64 LibreOffice_project/30$Build-2</meta:generator>
  </office:meta>
</office:document-meta>
</file>